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2"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3"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8"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9" style:family="paragraph" style:parent-style-name="Text_20_body">
      <style:paragraph-properties fo:text-align="justify" style:justify-single-word="false"/>
      <style:text-properties fo:font-size="10.5pt" fo:language="fr" fo:country="FR" officeooo:rsid="000e9e42" officeooo:paragraph-rsid="000e9e42" style:font-size-asian="10.5pt" style:language-asian="zxx" style:country-asian="none" style:font-size-complex="10.5pt" style:language-complex="zxx" style:country-complex="none"/>
    </style:style>
    <style:style style:name="P10" style:family="paragraph" style:parent-style-name="Text_20_body">
      <style:text-properties officeooo:rsid="000feb72" officeooo:paragraph-rsid="000feb72"/>
    </style:style>
    <style:style style:name="P11" style:family="paragraph" style:parent-style-name="Footnote">
      <style:text-properties officeooo:paragraph-rsid="000afbe8"/>
    </style:style>
    <style:style style:name="P12" style:family="paragraph" style:parent-style-name="Footnote">
      <style:text-properties officeooo:rsid="000afbe8" officeooo:paragraph-rsid="000afbe8"/>
    </style:style>
    <style:style style:name="P13" style:family="paragraph" style:parent-style-name="Heading_20_4">
      <style:text-properties officeooo:rsid="001133b5" officeooo:paragraph-rsid="001133b5"/>
    </style:style>
    <style:style style:name="P14"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1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1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1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1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2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21" style:family="paragraph" style:parent-style-name="Standard">
      <style:paragraph-properties fo:text-align="justify" style:justify-single-word="false"/>
      <style:text-properties fo:language="fr" fo:country="FR" fo:font-weight="normal" officeooo:paragraph-rsid="000b7c71" style:language-asian="zxx" style:country-asian="none" style:font-weight-asian="normal" style:language-complex="zxx" style:country-complex="none" style:font-weight-complex="normal"/>
    </style:style>
    <style:style style:name="P22"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7"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28"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29"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1"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2" style:family="paragraph" style:parent-style-name="Text_20_body">
      <style:text-properties fo:font-size="10.5pt" style:font-size-asian="10.5pt" style:font-size-complex="10.5pt"/>
    </style:style>
    <style:style style:name="P33"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34"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fr" fo:country="FR" officeooo:rsid="001133b5" officeooo:paragraph-rsid="001133b5"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italic" officeooo:rsid="000afbe8" style:font-style-asian="italic" style:font-style-complex="italic"/>
    </style:style>
    <style:style style:name="T18" style:family="text">
      <style:text-properties fo:font-style="italic" officeooo:rsid="000b7c71" style:font-style-asian="italic" style:font-style-complex="italic"/>
    </style:style>
    <style:style style:name="T19" style:family="text">
      <style:text-properties fo:font-style="italic" officeooo:rsid="002719fb" style:font-style-asian="italic" style:font-weight-asian="normal" style:font-style-complex="italic"/>
    </style:style>
    <style:style style:name="T20" style:family="text">
      <style:text-properties fo:font-style="italic" fo:font-weight="normal" officeooo:rsid="002723f8" style:font-style-asian="italic" style:font-weight-asian="normal" style:font-style-complex="italic" style:font-weight-complex="normal"/>
    </style:style>
    <style:style style:name="T21" style:family="text">
      <style:text-properties officeooo:rsid="000b7c71"/>
    </style:style>
    <style:style style:name="T22" style:family="text">
      <style:text-properties fo:font-weight="bold" style:font-weight-asian="bold" style:font-weight-complex="bold"/>
    </style:style>
    <style:style style:name="T23" style:family="text">
      <style:text-properties fo:font-weight="bold" officeooo:rsid="000afbe8" style:font-weight-asian="bold" style:font-weight-complex="bold"/>
    </style:style>
    <style:style style:name="T24" style:family="text">
      <style:text-properties fo:font-weight="bold" officeooo:rsid="000b7c71" style:font-weight-asian="bold" style:font-weight-complex="bold"/>
    </style:style>
    <style:style style:name="T25" style:family="text">
      <style:text-properties officeooo:rsid="000d711a"/>
    </style:style>
    <style:style style:name="T26"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27"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28"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29"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0" style:family="text">
      <style:text-properties fo:font-size="10.5pt" style:font-size-asian="10.5pt" style:font-size-complex="10.5pt"/>
    </style:style>
    <style:style style:name="T31" style:family="text">
      <style:text-properties officeooo:rsid="000e9e42"/>
    </style:style>
    <style:style style:name="T32" style:family="text">
      <style:text-properties officeooo:rsid="00101896"/>
    </style:style>
    <style:style style:name="T33" style:family="text">
      <style:text-properties officeooo:rsid="00108167"/>
    </style:style>
    <style:style style:name="T34" style:family="text">
      <style:text-properties officeooo:rsid="001133b5"/>
    </style:style>
    <style:style style:name="T35" style:family="text">
      <style:text-properties officeooo:rsid="001324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3"/>
      <text:p text:style-name="P7">→<text:span text:style-name="T21"> </text:span><text:span text:style-name="T22">Constat </text:span>: <text:span text:style-name="T12">'étude « </text:span><text:span text:style-name="T19">L'évaluation des écosystèmes pour le Millénaire </text:span><text:span text:style-name="T12">» a conclu que le rythme actuel d'extinction des espèces est cent fois plus rapide que le rythme d'extinction naturel.</text:span></text:p>
      <text:p text:style-name="P7"><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11"><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7">Rapport Brundtland</text:span><text:span text:style-name="T4">, p. 179</text:span></text:p><text:p text:style-name="P12">http://www.diplomatie.gouv.fr/fr/sites/odyssee-developpement-durable/files/5/rapport_brundtland.pdf</text:p></text:note-body></text:note></text:span></text:p>
      <text:p text:style-name="P8">→<text:span text:style-name="T4"> </text:span><text:s/><text:span text:style-name="T23">A</text:span><text:span text:style-name="T22">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5211825594113111015" text:style-name="L1">
        <text:list-item>
          <text:p text:style-name="P22"><text:span text:style-name="T5">Loi <text:s/></text:span><text:span text:style-name="T6">76-629 relative à la protection de la nature</text:span></text:p>
        </text:list-item>
        <text:list-item>
          <text:p text:style-name="P27">Décret n°77-1141</text:p>
        </text:list-item>
        <text:list-item>
          <text:p text:style-name="P28">Ordonnance 2001-321 transposant l'article 6 alinéa 4 de la directive « Habitat » 92/43/CEE</text:p>
        </text:list-item>
        <text:list-item>
          <text:p text:style-name="P22"><text:span text:style-name="T5">L</text:span><text:span text:style-name="T8">oi n° 2009-967 de programmation relative à la mise en œuvre du Grenelle Environnement</text:span></text:p>
        </text:list-item>
        <text:list-item>
          <text:p text:style-name="P14"><text:span text:style-name="T9">D</text:span><text:span text:style-name="T5">écret n° 2011-2019 portant réforme des études d'impact</text:span></text:p>
        </text:list-item>
      </text:list>
      <text:p text:style-name="P2"/>
      <text:p text:style-name="P25">→ <text:span text:style-name="T22">éléments d'étude comparative : </text:span><text:span text:style-name="T15">C</text:span><text:span text:style-name="T16">ompensation unique / banque de compensation / fonds de compensation</text:span></text:p>
      <text:p text:style-name="P25"><text:span text:style-name="T24">à partir de : </text:span><text:span text:style-name="T15">« Compenser les atteintes à la biodiversité : expériences internationales et enseignements pour la France », </text:span><text:span text:style-name="T20">Le point sur</text:span><text:span text:style-name="T15">, <text:s/>n°133 Commissariat général au développement durable</text:span><text:span text:style-name="T20">, </text:span><text:span text:style-name="T15">aout 2012, 4 p.</text:span></text:p>
      <text:p text:style-name="P25"><text:span text:style-name="T34">→ restriction du sujet aux mesures compensatoires des impacts de projets d’infrastructures ou d’aménagements industriels. </text:span><text:span text:style-name="T15">Deux grands types de compensations :</text:span></text:p>
      <text:p text:style-name="P26"><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6"><text:span text:style-name="T15"> - La compensation d’impacts survenus après des dommages et/ou de pertes intermédi</text:span><text:span text:style-name="T14">aires.</text:span></text:p>
      <text:p text:style-name="P26"><text:span text:style-name="T14">Traitement des mesures compensatoires préalables uniquement.</text:span></text:p>
      <text:p text:style-name="P9"><text:span text:style-name="T14"/></text:p>
      <text:p text:style-name="P36"><text:span text:style-name="T26">P</text:span><text:span text:style-name="T27">B : Les mesures compensatoires remplissent-elles le rôle qui leur est assigné ? </text:span><text:span text:style-name="T28">Les mesures compensatoires compensent-elles efficacement ?</text:span></text:p>
      <text:p text:style-name="P37"><text:span text:style-name="T28">- </text:span><text:span text:style-name="T29">Le(s) but(s) des mesures compensatoires ;</text:span></text:p>
      <text:p text:style-name="P37"><text:span text:style-name="T29">- les moyens mis à la disposition de la réalisation de ce(s) but(s) ;</text:span></text:p>
      <text:p text:style-name="P37"><text:span text:style-name="T29">- les obstacles </text:span></text:p>
      <text:h text:style-name="Heading_20_3" text:outline-level="3"><text:soft-page-break/>I. <text:span text:style-name="T31">Un outil de dernier recours visant à supprimer tout impact sur l'environnement (Le rôle des mesures compensatoires)</text:span></text:h>
      <text:h text:style-name="Heading_20_4" text:outline-level="4">A. <text:span text:style-name="T33">Le but assigné aux mesures compensatoires</text:span></text:h>
      <text:p text:style-name="P6"><text:toc-mark-start text:id="IMark88801720" text:outline-level="7"/>1. <text:s/>présentation du cadre des études d'impact environnemental<text:toc-mark-end text:id="IMark88801720"/></text:p>
      <text:p text:style-name="P29">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9">→<text:span text:style-name="T31"> Importance de l'ntification des impacts dans l'étude d'impact : éléments constitutifs de l'étude d'impact</text:span></text:p>
      <text:p text:style-name="P29">→<text:span text:style-name="T3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4"><text:toc-mark-start text:id="IMark88800328" text:outline-level="1"/><text:span text:style-name="T25">2.</text:span> <text:span text:style-name="T21">L'inscription des mesures compensatoires dans le cadre d'activités autorisées et dans les outils de planification</text:span><text:toc-mark-end text:id="IMark88800328"/></text:p>
      <text:p text:style-name="P29">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8"/>
      <text:p text:style-name="P8">- <text:span text:style-name="T2">le cadre des mesures compensatoires : l'étude d'impact environnementale</text:span></text:p>
      <text:p text:style-name="P5"><text:toc-mark-start text:id="IMark88800328" text:outline-level="1"/><text:span text:style-name="T21">3.</text:span> <text:toc-mark-start text:id="IMark88801720" text:outline-level="1"/><text:span text:style-name="T21">Les mesures compensatoires sont des mesures de dernier recours</text:span><text:toc-mark-end text:id="IMark88801720"/><text:toc-mark-end text:id="IMark88800328"/></text:p>
      <text:p text:style-name="P30">Doctrine nationale : «  <text:span text:style-name="T13">éviter, réduire, compenser »</text:span></text:p>
      <text:p text:style-name="P17">* Donner la priorité à l'évitement, puis à la réduction,</text:p>
      <text:p text:style-name="P17">* Assurer la cohérence et la complémentarité des mesures environnementales prises au titre de différentes procédures,</text:p>
      <text:p text:style-name="P17">*<text:span text:style-name="T21">de la difficulté d'i</text:span>dentifier <text:span text:style-name="T21">(</text:span><text:span text:style-name="T18">a priori</text:span><text:span text:style-name="T10">)</text:span> et <text:span text:style-name="T21">de</text:span> caractériser les impacts <text:span text:style-name="T21">résiduels</text:span></text:p>
      <text:p text:style-name="P19">Les mesures compensatoires ne sauraient justifiées l'autorisations : importance d la notion d'utilité publique (en particulier pour les travaux d'infrastructures).</text:p>
      <text:p text:style-name="P21"/>
      <text:h text:style-name="Heading_20_4" text:outline-level="4"><text:span text:style-name="T3">B</text:span>. L<text:span text:style-name="T25">es outils au service de la compensation</text:span></text:h>
      <text:p text:style-name="P6">1. le préalable écologique : l'évaluation du niveau des impacts résiduels</text:p>
      <text:p text:style-name="P31">- </text:p>
      <text:p text:style-name="P31">- <text:span text:style-name="T25">difficulté des paramères à prendre en compte : complexité d'un milieu :</text:span></text:p>
      <text:p text:style-name="P31">- <text:span text:style-name="T25">apport de la TVB</text:span></text:p>
      <text:p text:style-name="P6">2. l'apport des outils économétriques</text:p>
      <text:p text:style-name="P34"><text:s/><text:span text:style-name="T30">trois outils de quantification des atteintes à l'environnement :</text:span></text:p>
      <text:p text:style-name="P20">- les dommages et intérêts prévus par la loi ;</text:p>
      <text:p text:style-name="P20">- la valeur des services rendus par les écosystèmes ;</text:p>
      <text:p text:style-name="P16">- valeurs d'échanges éventuelles.</text:p>
      <text:p text:style-name="P1"/>
      <text:p text:style-name="P4"><text:soft-page-break/><text:span text:style-name="T25">3.</text:span> <text:span text:style-name="T25">Les outils juridiques de pérennisation de la compensation</text:span></text:p>
      <text:p text:style-name="P18">- la voie amiable, </text:p>
      <text:p text:style-name="P18">- le droit de préemption, </text:p>
      <text:p text:style-name="P15">- l’expropriation pour cause d’utilité publique</text:p>
      <text:p text:style-name="P35">→<text:span text:style-name="T35"> CDC Biodiversité pour le compte des maîtres d'oubrage</text:span></text:p>
      <text:p text:style-name="P35">→<text:span text:style-name="T35"> expérimentation de Cossure – réserve d'actifs naturels</text:span></text:p>
      <text:p text:style-name="P35">4. La réalisation pratique des mesures compensatoires</text:p>
      <text:p text:style-name="P35">Le maître d'ouvrage peut effectuer les mesures de compensation ou financer une tierce partie, publique ou privée.</text:p>
      <text:h text:style-name="Heading_20_3" text:outline-level="3"><text:span text:style-name="T1">I</text:span>I. <text:span text:style-name="T34">Les obstacles à la compensation</text:span></text:h>
      <text:p text:style-name="P32">Tout n'est pas compensable / situation d'irreversibilité</text:p>
      <text:h text:style-name="P13" text:outline-level="4">Propos liminaires, sur les obstacles résultant du cadre plus large de l'étude d'impact</text:h>
      <text:p text:style-name="P10"><text:span text:style-name="T32">Cf. </text:span>LA COMPENSATION ÉCOLOGIQUE ÉTAT DES LIEUX &amp; RECOMMANDATIONS</text:p>
      <text:h text:style-name="Heading_20_4" text:outline-level="4"><text:span text:style-name="T34">A</text:span>. <text:span text:style-name="T1">monétarisation de la biodiversité</text:span></text:h>
      <text:p text:style-name="P24">- <text:span text:style-name="T31">qu'est ce qu'on compense ? Tout n'est pas compensable / espèces protégées / nature / ordinaire / services écologiques /etc</text:span></text:p>
      <text:p text:style-name="P24">- <text:span text:style-name="T1">problèmes éthiques : constitue un permis de polluer (Kenya)</text:span></text:p>
      <text:p text:style-name="P8">- <text:span text:style-name="T1">problèmes méthodologiques vis-à-vis de la diversité et de la complexité des situations</text:span></text:p>
      <text:p text:style-name="P3"/>
      <text:h text:style-name="Heading_20_3" text:outline-level="3"><text:span text:style-name="T34">B</text:span>. <text:span text:style-name="T1">Effectivité des mesures compensatoires</text:span></text:h>
      <text:p text:style-name="P24">- <text:span text:style-name="T31">Où compenser ? In situ / ailleurs / problèmes avec les agriculteurs, etc.</text:span></text:p>
      <text:p text:style-name="P24">- <text:span text:style-name="T31">Difficulté d'appliquer l'obligation légale de compensation</text:span></text:p>
      <text:p text:style-name="P8">- <text:span text:style-name="T21">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19T10:32:58.140036562</dc:date>
    <meta:editing-duration>PT9H49M50S</meta:editing-duration>
    <meta:editing-cycles>3</meta:editing-cycles>
    <meta:generator>LibreOffice/4.2.4.2$Linux_X86_64 LibreOffice_project/420m0$Build-2</meta:generator>
    <meta:document-statistic meta:table-count="0" meta:image-count="0" meta:object-count="0" meta:page-count="3" meta:paragraph-count="66" meta:word-count="961" meta:character-count="6362" meta:non-whitespace-character-count="5450"/>
  </office:meta>
</office:document-meta>
</file>